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F0000005EA82A6AEA1C2597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P1" style:family="paragraph" style:parent-style-name="Table_20_Contents">
      <style:text-properties officeooo:paragraph-rsid="001ded0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officeooo:rsid="0031b7b8" officeooo:paragraph-rsid="0031b7b8"/>
    </style:style>
    <style:style style:name="P4" style:family="paragraph" style:parent-style-name="Table_20_Contents">
      <style:text-properties officeooo:rsid="004004d0" officeooo:paragraph-rsid="004e3ddc"/>
    </style:style>
    <style:style style:name="P5" style:family="paragraph" style:parent-style-name="Table_20_Contents">
      <style:text-properties officeooo:rsid="004004d0" officeooo:paragraph-rsid="004004d0"/>
    </style:style>
    <style:style style:name="P6" style:family="paragraph" style:parent-style-name="Table_20_Contents">
      <style:text-properties officeooo:rsid="00391e29" officeooo:paragraph-rsid="00391e29"/>
    </style:style>
    <style:style style:name="P7" style:family="paragraph" style:parent-style-name="Table_20_Contents">
      <style:text-properties officeooo:rsid="0019b3ee" officeooo:paragraph-rsid="0019b3ee"/>
    </style:style>
    <style:style style:name="P8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9" style:family="paragraph" style:parent-style-name="Standard">
      <style:text-properties officeooo:rsid="002240fb"/>
    </style:style>
    <style:style style:name="P10" style:family="paragraph" style:parent-style-name="Standard">
      <style:text-properties officeooo:rsid="0035b188" officeooo:paragraph-rsid="0035b188"/>
    </style:style>
    <style:style style:name="P11" style:family="paragraph" style:parent-style-name="Standard">
      <style:text-properties officeooo:rsid="00436e41" officeooo:paragraph-rsid="0020c268"/>
    </style:style>
    <style:style style:name="P12" style:family="paragraph" style:parent-style-name="Standard">
      <style:text-properties officeooo:paragraph-rsid="0020c268"/>
    </style:style>
    <style:style style:name="P13" style:family="paragraph" style:parent-style-name="Standard">
      <style:text-properties officeooo:rsid="0046133a" officeooo:paragraph-rsid="0020c268"/>
    </style:style>
    <style:style style:name="P14" style:family="paragraph" style:parent-style-name="Standard">
      <style:paragraph-properties fo:text-align="end" style:justify-single-word="false"/>
      <style:text-properties officeooo:rsid="003beec7"/>
    </style:style>
    <style:style style:name="P15" style:family="paragraph" style:parent-style-name="Standard">
      <style:text-properties officeooo:rsid="0019b3ee" officeooo:paragraph-rsid="0019b3ee"/>
    </style:style>
    <style:style style:name="T1" style:family="text">
      <style:text-properties officeooo:rsid="00391e2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Expéditeur : Fred Agent</text:p>
            <text:p text:style-name="P12">Agent GRH</text:p>
            <text:p text:style-name="P12">fred.agent@macommune.be</text:p>
            <text:p text:style-name="P13">Tél: 012/345.670</text:p>
            <text:p text:style-name="P12">1, Rue de la commune</text:p>
            <text:p text:style-name="P12">0010, Ma ville</text:p>
          </table:table-cell>
          <table:table-cell table:style-name="Tableau1.A1" office:value-type="string">
            <text:p text:style-name="P3">Destinataire :</text:p>
            <text:p text:style-name="P3">Monsieur Jean Courant</text:p>
            <text:p text:style-name="P4">1, Rue de l'électron</text:p>
            <text:p text:style-name="P5">0020, E-ville</text:p>
            <text:p text:style-name="P5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Notre référence : S0010</text:p>
          </table:table-cell>
          <table:table-cell table:style-name="Tableau1.A1" office:value-type="string">
            <text:p text:style-name="Table_20_Contents">V<text:span text:style-name="T1">otre référence : 2017/ESB/00123</text:span></text:p>
          </table:table-cell>
        </table:table-row>
      </table:table>
      <text:p text:style-name="Standard"/>
      <text:p text:style-name="P14">Le 10/05/2017</text:p>
      <text:p text:style-name="P9"/>
      <text:p text:style-name="P9"/>
      <text:p text:style-name="P10"><text:tab/>Madame, Monsieur,</text:p>
      <text:p text:style-name="P10"/>
      <text:p text:style-name="P10"><text:tab/>...</text:p>
      <text:p text:style-name="P10"/>
      <text:p text:style-name="P10"><text:tab/>Veuillez agréer, Madame, Monsieur, l’expression de nos sentiments les meilleurs.</text:p>
      <text:p text:style-name="P9"/>
      <text:p text:style-name="P9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Le Directeur Général</text:p>
            <text:p text:style-name="P7">Maxime DG</text:p>
            <text:p text:style-name="P7"/>
            <text:p text:style-name="P7"/>
            <text:p text:style-name="P7"/>
            <text:p text:style-name="P7"/>
          </table:table-cell>
          <table:table-cell office:value-type="string">
            <text:p text:style-name="P7">Le Bourgmestre</text:p>
            <text:p text:style-name="P7">Paul Maire</text:p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odBulletedList">
      <text:list-level-style-bullet text:level="1" text:style-name="POD_20_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POD_20_Bullet_20_Symbols" text:bullet-char="◦">
        <style:list-level-properties text:space-before="1.27cm" text:min-label-width="0.635cm"/>
        <style:text-properties style:font-name="StarSymbol"/>
      </text:list-level-style-bullet>
      <text:list-level-style-bullet text:level="3" text:style-name="POD_20_Bullet_20_Symbols" text:bullet-char="▪">
        <style:list-level-properties text:space-before="1.905cm" text:min-label-width="0.635cm"/>
        <style:text-properties style:font-name="StarSymbol"/>
      </text:list-level-style-bullet>
      <text:list-level-style-bullet text:level="4" text:style-name="POD_20_Bullet_20_Symbols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style:num-suffix="." style:num-format="1">
        <style:list-level-properties text:space-before="0.635cm" text:min-label-width="0.635cm"/>
      </text:list-level-style-number>
      <text:list-level-style-number text:level="2" text:style-name="POD_20_Numbering_20_Symbols" style:num-suffix="." style:num-format="1">
        <style:list-level-properties text:space-before="1.27cm" text:min-label-width="0.635cm"/>
      </text:list-level-style-number>
      <text:list-level-style-number text:level="3" text:style-name="POD_20_Numbering_20_Symbols" style:num-suffix="." style:num-format="1">
        <style:list-level-properties text:space-before="1.905cm" text:min-label-width="0.635cm"/>
      </text:list-level-style-number>
      <text:list-level-style-number text:level="4" text:style-name="POD_20_Numbering_20_Symbols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7.893cm" style:rel-column-width="30428*"/>
    </style:style>
    <style:style style:name="Footer.B" style:family="table-column">
      <style:table-column-properties style:column-width="0.706cm" style:rel-column-width="2719*"/>
    </style:style>
    <style:style style:name="Footer.C" style:family="table-column">
      <style:table-column-properties style:column-width="8.401cm" style:rel-column-width="32388*"/>
    </style:style>
    <style:style style:name="Footer.1" style:family="table-row">
      <style:table-row-properties style:min-row-height="1.191cm"/>
    </style:style>
    <style:style style:name="MP1" style:family="paragraph" style:parent-style-name="Table_20_Contents">
      <style:text-properties officeooo:paragraph-rsid="001ded0d"/>
    </style:style>
    <style:style style:name="MP2" style:family="paragraph" style:parent-style-name="Table_20_Contents">
      <style:text-properties fo:font-size="10pt" style:font-size-asian="10pt" style:font-size-complex="10pt"/>
    </style:style>
    <style:style style:name="MP3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  <text:p text:style-name="Standard"/>
        <text:p text:style-name="Standard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Footer.1">
            <table:table-cell office:value-type="string">
              <text:p text:style-name="MP1">Direction générale - GRH</text:p>
              <text:p text:style-name="MP2">Lundi, Mardi et Jeudi de 8h–12h <text:s/>13h-16h30</text:p>
              <text:p text:style-name="MP2">Vendredi 8h-12h <text:s/>13h-14h30</text:p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MP3">http://www.macommune.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10T12:41:03.820732750</dc:date>
    <dc:creator>sge</dc:creator>
    <meta:editing-duration>PT4H51M47S</meta:editing-duration>
    <meta:editing-cycles>35</meta:editing-cycles>
    <meta:document-statistic meta:table-count="3" meta:image-count="1" meta:object-count="0" meta:page-count="1" meta:paragraph-count="24" meta:word-count="76" meta:character-count="512" meta:non-whitespace-character-count="456"/>
  </office:meta>
</office:document-meta>
</file>